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0a9e0" officeooo:paragraph-rsid="0000a9e0"/>
    </style:style>
    <style:style style:name="P2" style:family="paragraph" style:parent-style-name="Standard">
      <style:text-properties officeooo:rsid="00045d94" officeooo:paragraph-rsid="00045d94"/>
    </style:style>
    <style:style style:name="P3" style:family="paragraph" style:parent-style-name="Standard">
      <style:text-properties officeooo:rsid="00045d94" officeooo:paragraph-rsid="00080d90"/>
    </style:style>
    <style:style style:name="P4" style:family="paragraph" style:parent-style-name="Standard">
      <style:paragraph-properties fo:text-align="center" style:justify-single-word="false"/>
      <style:text-properties fo:font-size="14pt" fo:language="el" fo:country="GR" fo:font-weight="bold" officeooo:rsid="00045d94" officeooo:paragraph-rsid="00080d9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language="en" fo:country="US" fo:font-style="normal" fo:font-weight="bold" officeooo:rsid="0013e0bb" officeooo:paragraph-rsid="0013e0bb" style:font-size-asian="14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style:text-properties fo:font-size="14pt" fo:language="en" fo:country="US" fo:font-weight="bold" officeooo:rsid="00045d94" officeooo:paragraph-rsid="00080d90" style:font-size-asian="14pt" style:font-weight-asian="bold" style:font-size-complex="14pt" style:font-weight-complex="bold"/>
    </style:style>
    <style:style style:name="P7" style:family="paragraph" style:parent-style-name="Standard">
      <style:text-properties fo:language="el" fo:country="GR" officeooo:rsid="00095d75" officeooo:paragraph-rsid="00095d75"/>
    </style:style>
    <style:style style:name="P8" style:family="paragraph" style:parent-style-name="Standard">
      <style:text-properties fo:language="el" fo:country="GR" officeooo:rsid="000c1ed2" officeooo:paragraph-rsid="000c1ed2"/>
    </style:style>
    <style:style style:name="P9" style:family="paragraph" style:parent-style-name="Standard">
      <style:text-properties fo:language="el" fo:country="GR" officeooo:rsid="000cfe94" officeooo:paragraph-rsid="0012c501"/>
    </style:style>
    <style:style style:name="P10" style:family="paragraph" style:parent-style-name="Standard">
      <style:text-properties fo:language="el" fo:country="GR" officeooo:rsid="000cfe94" officeooo:paragraph-rsid="0013e0bb"/>
    </style:style>
    <style:style style:name="P11" style:family="paragraph" style:parent-style-name="Standard">
      <style:text-properties fo:language="el" fo:country="GR" officeooo:rsid="000cfe94" officeooo:paragraph-rsid="001fd7dd"/>
    </style:style>
    <style:style style:name="P12" style:family="paragraph" style:parent-style-name="Standard">
      <style:text-properties fo:language="el" fo:country="GR" officeooo:rsid="00102fae" officeooo:paragraph-rsid="00102fae" fo:background-color="transparent"/>
    </style:style>
    <style:style style:name="P13" style:family="paragraph" style:parent-style-name="Standard">
      <style:paragraph-properties fo:text-align="center" style:justify-single-word="false"/>
      <style:text-properties fo:language="el" fo:country="GR" officeooo:rsid="00102fae" officeooo:paragraph-rsid="00102fae" fo:background-color="transparent"/>
    </style:style>
    <style:style style:name="P14" style:family="paragraph" style:parent-style-name="Standard">
      <style:paragraph-properties fo:text-align="center" style:justify-single-word="false"/>
      <style:text-properties fo:language="el" fo:country="GR" officeooo:rsid="00102fae" officeooo:paragraph-rsid="00120c7a" fo:background-color="transparent"/>
    </style:style>
    <style:style style:name="P15" style:family="paragraph" style:parent-style-name="Standard">
      <style:text-properties fo:language="el" fo:country="GR" officeooo:rsid="001685b3" officeooo:paragraph-rsid="001685b3" fo:background-color="transparent"/>
    </style:style>
    <style:style style:name="P16" style:family="paragraph" style:parent-style-name="Standard">
      <style:text-properties fo:language="el" fo:country="GR" officeooo:rsid="0015cf86" officeooo:paragraph-rsid="0015cf86"/>
    </style:style>
    <style:style style:name="P17" style:family="paragraph" style:parent-style-name="Standard">
      <style:text-properties fo:language="el" fo:country="GR" officeooo:rsid="0015cf86" officeooo:paragraph-rsid="00095d75"/>
    </style:style>
    <style:style style:name="P18" style:family="paragraph" style:parent-style-name="Standard">
      <style:text-properties fo:language="el" fo:country="GR" officeooo:rsid="0004e117" officeooo:paragraph-rsid="00102fae"/>
    </style:style>
    <style:style style:name="P19" style:family="paragraph" style:parent-style-name="Standard">
      <style:text-properties fo:language="el" fo:country="GR" officeooo:rsid="001e2885" officeooo:paragraph-rsid="001fc208"/>
    </style:style>
    <style:style style:name="P20" style:family="paragraph" style:parent-style-name="Standard">
      <style:text-properties fo:language="el" fo:country="GR" officeooo:rsid="001fc208" officeooo:paragraph-rsid="001fc208"/>
    </style:style>
    <style:style style:name="P21" style:family="paragraph" style:parent-style-name="Standard">
      <style:paragraph-properties fo:text-align="center" style:justify-single-word="false"/>
      <style:text-properties fo:font-size="16pt" fo:language="el" fo:country="GR" fo:font-weight="bold" officeooo:rsid="000d00d1" officeooo:paragraph-rsid="000d00d1"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size="12pt" fo:language="el" fo:country="GR" fo:font-weight="normal" officeooo:rsid="00102fae" officeooo:paragraph-rsid="00102fae" fo:background-color="transparent"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el" fo:country="GR" fo:font-weight="normal" officeooo:rsid="00102fae" officeooo:paragraph-rsid="00120c7a" fo:background-color="transparent" style:font-size-asian="10.5pt" style:font-weight-asian="normal" style:font-size-complex="12pt" style:font-weight-complex="normal"/>
    </style:style>
    <style:style style:name="P24" style:family="paragraph" style:parent-style-name="Standard">
      <style:text-properties fo:language="en" fo:country="US" officeooo:rsid="000d382e" officeooo:paragraph-rsid="0004e117" fo:background-color="#ffff00"/>
    </style:style>
    <style:style style:name="P25" style:family="paragraph" style:parent-style-name="Standard">
      <style:text-properties fo:language="en" fo:country="US" officeooo:rsid="000d382e" officeooo:paragraph-rsid="000d382e" fo:background-color="#ffff00"/>
    </style:style>
    <style:style style:name="P26" style:family="paragraph" style:parent-style-name="Standard">
      <style:text-properties fo:language="en" fo:country="US" officeooo:rsid="00051059" officeooo:paragraph-rsid="0004e117"/>
    </style:style>
    <style:style style:name="P27" style:family="paragraph" style:parent-style-name="Standard">
      <style:text-properties fo:language="en" fo:country="US" officeooo:rsid="0012c501" officeooo:paragraph-rsid="0012c501"/>
    </style:style>
    <style:style style:name="P28" style:family="paragraph" style:parent-style-name="Standard">
      <style:text-properties fo:language="en" fo:country="US" officeooo:rsid="0012c501" officeooo:paragraph-rsid="001fc208"/>
    </style:style>
    <style:style style:name="P29" style:family="paragraph" style:parent-style-name="Standard">
      <style:text-properties fo:language="en" fo:country="US" officeooo:rsid="001fd7dd" officeooo:paragraph-rsid="001fd7dd"/>
    </style:style>
    <style:style style:name="P30" style:family="paragraph" style:parent-style-name="Standard" style:list-style-name="L1">
      <style:text-properties officeooo:paragraph-rsid="0004e117"/>
    </style:style>
    <style:style style:name="P31" style:family="paragraph" style:parent-style-name="Standard" style:list-style-name="L1">
      <style:text-properties officeooo:paragraph-rsid="00102fae"/>
    </style:style>
    <style:style style:name="P32" style:family="paragraph" style:parent-style-name="Standard" style:list-style-name="L1">
      <style:text-properties officeooo:paragraph-rsid="001c7383"/>
    </style:style>
    <style:style style:name="P33" style:family="paragraph" style:parent-style-name="Standard" style:list-style-name="L1">
      <style:text-properties officeooo:paragraph-rsid="00120c7a"/>
    </style:style>
    <style:style style:name="P34" style:family="paragraph" style:parent-style-name="Standard" style:list-style-name="L1">
      <style:text-properties officeooo:paragraph-rsid="0021022e"/>
    </style:style>
    <style:style style:name="P35" style:family="paragraph" style:parent-style-name="Standard" style:list-style-name="L1">
      <style:text-properties officeooo:rsid="00045d94" officeooo:paragraph-rsid="0004e117"/>
    </style:style>
    <style:style style:name="P36" style:family="paragraph" style:parent-style-name="Standard" style:list-style-name="L1">
      <style:text-properties fo:language="el" fo:country="GR" officeooo:rsid="001e2885" officeooo:paragraph-rsid="00102fae"/>
    </style:style>
    <style:style style:name="P37" style:family="paragraph" style:parent-style-name="Standard">
      <style:text-properties fo:language="el" fo:country="GR" officeooo:rsid="00095d75" officeooo:paragraph-rsid="00095d75"/>
    </style:style>
    <style:style style:name="P38" style:family="paragraph" style:parent-style-name="Standard">
      <style:text-properties fo:language="el" fo:country="GR" officeooo:rsid="0015cf86" officeooo:paragraph-rsid="0015cf86"/>
    </style:style>
    <style:style style:name="P39" style:family="paragraph" style:parent-style-name="Standard">
      <style:text-properties fo:language="el" fo:country="GR" officeooo:rsid="0023a9d1" officeooo:paragraph-rsid="0023a9d1"/>
    </style:style>
    <style:style style:name="P40" style:family="paragraph" style:parent-style-name="Standard">
      <style:text-properties fo:language="el" fo:country="GR" officeooo:rsid="0023a9d1" officeooo:paragraph-rsid="00253883"/>
    </style:style>
    <style:style style:name="P41" style:family="paragraph" style:parent-style-name="Standard">
      <style:text-properties fo:language="el" fo:country="GR" officeooo:rsid="00253883" officeooo:paragraph-rsid="00253883"/>
    </style:style>
    <style:style style:name="T1" style:family="text">
      <style:text-properties officeooo:rsid="00045d94"/>
    </style:style>
    <style:style style:name="T2" style:family="text">
      <style:text-properties fo:language="en" fo:country="US"/>
    </style:style>
    <style:style style:name="T3" style:family="text">
      <style:text-properties fo:language="en" fo:country="US" officeooo:rsid="0004e117"/>
    </style:style>
    <style:style style:name="T4" style:family="text">
      <style:text-properties fo:language="en" fo:country="US" officeooo:rsid="00051059"/>
    </style:style>
    <style:style style:name="T5" style:family="text">
      <style:text-properties fo:language="en" fo:country="US" fo:font-style="italic" style:text-underline-style="none" fo:font-weight="normal" officeooo:rsid="00080d90" style:font-style-asian="italic" style:font-weight-asian="normal" style:font-style-complex="italic" style:font-weight-complex="normal"/>
    </style:style>
    <style:style style:name="T6" style:family="text">
      <style:text-properties fo:language="en" fo:country="US" fo:font-style="italic" style:text-underline-style="none" fo:font-weight="normal" officeooo:rsid="0004e117" style:font-style-asian="italic" style:font-weight-asian="normal" style:font-style-complex="italic" style:font-weight-complex="normal"/>
    </style:style>
    <style:style style:name="T7" style:family="text">
      <style:text-properties fo:language="en" fo:country="US" fo:font-style="italic" style:text-underline-style="none" fo:font-weight="normal" officeooo:rsid="00102fae" style:font-style-asian="italic" style:font-weight-asian="normal" style:font-style-complex="italic" style:font-weight-complex="normal"/>
    </style:style>
    <style:style style:name="T8" style:family="text">
      <style:text-properties fo:language="en" fo:country="US" fo:font-style="italic" officeooo:rsid="0004e117" style:font-style-asian="italic" style:font-style-complex="italic"/>
    </style:style>
    <style:style style:name="T9" style:family="text">
      <style:text-properties fo:language="en" fo:country="US" fo:font-style="italic" officeooo:rsid="00080d90" style:font-style-asian="italic" style:font-style-complex="italic"/>
    </style:style>
    <style:style style:name="T10" style:family="text">
      <style:text-properties fo:language="en" fo:country="US" fo:font-style="italic" officeooo:rsid="00102fae" style:font-style-asian="italic" style:font-style-complex="italic"/>
    </style:style>
    <style:style style:name="T11" style:family="text">
      <style:text-properties fo:language="en" fo:country="US" officeooo:rsid="000d382e"/>
    </style:style>
    <style:style style:name="T12" style:family="text">
      <style:text-properties fo:language="en" fo:country="US" officeooo:rsid="00116201"/>
    </style:style>
    <style:style style:name="T13" style:family="text">
      <style:text-properties fo:language="en" fo:country="US" officeooo:rsid="00120c7a"/>
    </style:style>
    <style:style style:name="T14" style:family="text">
      <style:text-properties fo:language="en" fo:country="US" officeooo:rsid="0012c501"/>
    </style:style>
    <style:style style:name="T15" style:family="text">
      <style:text-properties fo:language="en" fo:country="US" officeooo:rsid="0013e0bb"/>
    </style:style>
    <style:style style:name="T16" style:family="text">
      <style:text-properties fo:language="en" fo:country="US" officeooo:rsid="0017f7d7"/>
    </style:style>
    <style:style style:name="T17" style:family="text">
      <style:text-properties fo:language="en" fo:country="US" officeooo:rsid="00180bfd"/>
    </style:style>
    <style:style style:name="T18" style:family="text">
      <style:text-properties fo:language="en" fo:country="US" officeooo:rsid="0018f43c"/>
    </style:style>
    <style:style style:name="T19" style:family="text">
      <style:text-properties fo:language="en" fo:country="US" officeooo:rsid="001fc208"/>
    </style:style>
    <style:style style:name="T20" style:family="text">
      <style:text-properties fo:language="en" fo:country="US" officeooo:rsid="001fd7dd"/>
    </style:style>
    <style:style style:name="T21" style:family="text">
      <style:text-properties fo:language="en" fo:country="US" officeooo:rsid="0021022e"/>
    </style:style>
    <style:style style:name="T22" style:family="text">
      <style:text-properties fo:language="el" fo:country="GR"/>
    </style:style>
    <style:style style:name="T23" style:family="text">
      <style:text-properties fo:language="el" fo:country="GR" officeooo:rsid="0004e117"/>
    </style:style>
    <style:style style:name="T24" style:family="text">
      <style:text-properties fo:language="el" fo:country="GR" officeooo:rsid="00051059"/>
    </style:style>
    <style:style style:name="T25" style:family="text">
      <style:text-properties fo:language="el" fo:country="GR" officeooo:rsid="00080d90"/>
    </style:style>
    <style:style style:name="T26" style:family="text">
      <style:text-properties fo:language="el" fo:country="GR" officeooo:rsid="00102fae"/>
    </style:style>
    <style:style style:name="T27" style:family="text">
      <style:text-properties fo:language="el" fo:country="GR" officeooo:rsid="00116201"/>
    </style:style>
    <style:style style:name="T28" style:family="text">
      <style:text-properties fo:language="el" fo:country="GR" officeooo:rsid="00120c7a"/>
    </style:style>
    <style:style style:name="T29" style:family="text">
      <style:text-properties fo:language="el" fo:country="GR" officeooo:rsid="00180bfd"/>
    </style:style>
    <style:style style:name="T30" style:family="text">
      <style:text-properties fo:language="el" fo:country="GR" officeooo:rsid="0018f43c"/>
    </style:style>
    <style:style style:name="T31" style:family="text">
      <style:text-properties fo:language="el" fo:country="GR" officeooo:rsid="001e2885"/>
    </style:style>
    <style:style style:name="T32" style:family="text">
      <style:text-properties fo:language="el" fo:country="GR" officeooo:rsid="0012c501"/>
    </style:style>
    <style:style style:name="T33" style:family="text">
      <style:text-properties fo:language="el" fo:country="GR" officeooo:rsid="0021022e"/>
    </style:style>
    <style:style style:name="T34" style:family="text">
      <style:text-properties fo:font-size="14pt" fo:language="en" fo:country="US" fo:font-weight="bold" style:font-size-asian="14pt" style:font-weight-asian="bold" style:font-size-complex="14pt" style:font-weight-complex="bold"/>
    </style:style>
    <style:style style:name="T35" style:family="text">
      <style:text-properties fo:font-size="14pt" fo:language="en" fo:country="US" fo:font-weight="bold" officeooo:rsid="00120c7a" style:font-size-asian="14pt" style:font-weight-asian="bold" style:font-size-complex="14pt" style:font-weight-complex="bold"/>
    </style:style>
    <style:style style:name="T36" style:family="text">
      <style:text-properties officeooo:rsid="000a9d1a"/>
    </style:style>
    <style:style style:name="T37" style:family="text">
      <style:text-properties officeooo:rsid="000c1ed2"/>
    </style:style>
    <style:style style:name="T38" style:family="text">
      <style:text-properties fo:font-weight="bold" style:font-weight-asian="bold" style:font-weight-complex="bold"/>
    </style:style>
    <style:style style:name="T39" style:family="text">
      <style:text-properties fo:font-weight="bold" officeooo:rsid="000c1ed2" style:font-weight-asian="bold" style:font-weight-complex="bold"/>
    </style:style>
    <style:style style:name="T40" style:family="text">
      <style:text-properties officeooo:rsid="000e77dc"/>
    </style:style>
    <style:style style:name="T41" style:family="text">
      <style:text-properties officeooo:rsid="00120c7a"/>
    </style:style>
    <style:style style:name="T42" style:family="text">
      <style:text-properties officeooo:rsid="0012c501"/>
    </style:style>
    <style:style style:name="T43" style:family="text">
      <style:text-properties officeooo:rsid="001fc208"/>
    </style:style>
    <style:style style:name="T44" style:family="text">
      <style:text-properties officeooo:rsid="001fd7dd"/>
    </style:style>
    <style:style style:name="T45" style:family="text">
      <style:text-properties fo:color="#000000" loext:opacity="100%" fo:language="en" fo:country="US" officeooo:rsid="0013e0bb"/>
    </style:style>
    <style:style style:name="T46" style:family="text">
      <style:text-properties fo:color="#000000" loext:opacity="100%" fo:language="en" fo:country="US" officeooo:rsid="001fd7dd"/>
    </style:style>
    <style:style style:name="T47" style:family="text">
      <style:text-properties fo:color="#000000" loext:opacity="100%" fo:language="en" fo:country="US" fo:font-weight="bold" officeooo:rsid="0013e0bb" style:font-weight-asian="bold" style:font-weight-complex="bold"/>
    </style:style>
    <style:style style:name="T48" style:family="text">
      <style:text-properties officeooo:rsid="00228785"/>
    </style:style>
    <style:style style:name="T49" style:family="text">
      <style:text-properties officeooo:rsid="0026142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ναφορα</text:p>
      <text:p text:style-name="P1"/>
      <text:p text:style-name="P1"/>
      <text:p text:style-name="P1"/>
      <text:p text:style-name="P1"><text:span text:style-name="T1">ΝΕΟΙ ΠΙΝΑΚΕΣ</text:span> ΒΑΣΗΣ</text:p>
      <text:p text:style-name="P1"/>
      <text:p text:style-name="P2">Βάσει παρατηρήσεων του τελευταίου <text:span text:style-name="T2">ER </text:span>σχήματος της <text:span text:style-name="T22">προϋπάρχουσας βάσης οι πίνακες που κρίθηκαν απαραίτητοι να προστεθούν βάσει των νέων απαιτήσεων, και βάσει της μορφής της Βάσης είναι οι παρακάτω:</text:span></text:p>
      <text:p text:style-name="P4"/>
      <text:p text:style-name="P6">Log</text:p>
      <text:p text:style-name="P3"><text:span text:style-name="T25">Π</text:span><text:span text:style-name="T22">εριέχει όλα τα πεδία που προσδιορίστηκαν </text:span><text:span text:style-name="T23">στις απαιτήσεις δηλαδή τα πεδία:</text:span></text:p>
      <text:list xml:id="list1808498789" text:style-name="L1">
        <text:list-item>
          <text:p text:style-name="P30"><text:span text:style-name="T8">log_id</text:span><text:span text:style-name="T3">: id</text:span><text:span text:style-name="T23"> της γραμμής </text:span></text:p>
        </text:list-item>
        <text:list-item>
          <text:p text:style-name="P30"><text:span text:style-name="T8">username</text:span><text:span text:style-name="T3">: </text:span><text:span text:style-name="T23">Το </text:span><text:span text:style-name="T3">username</text:span><text:span text:style-name="T23"> του χρήστη που έκανε την αλλαγή για την οποία προέκυψε η γραμμή.</text:span></text:p>
        </text:list-item>
        <text:list-item>
          <text:p text:style-name="P30"><text:span text:style-name="T5">d</text:span><text:span text:style-name="T6">ate_time</text:span><text:span text:style-name="T3">: </text:span><text:span text:style-name="T23">Την ημερομηνία με ακρίβεια δευτερολέπτου για την οποία έγινε </text:span><text:span text:style-name="T30">το </text:span><text:span text:style-name="T18">log</text:span></text:p>
        </text:list-item>
        <text:list-item>
          <text:p text:style-name="P30"><text:span text:style-name="T8">success</text:span><text:span text:style-name="T23">_</text:span><text:span text:style-name="T16">state:</text:span><text:span text:style-name="T23"> </text:span><text:span text:style-name="T3">Boolean </text:span><text:span text:style-name="T23">που δηλώνει επιτυχία ή αποτυχία της ενέργειας.</text:span></text:p>
        </text:list-item>
        <text:list-item>
          <text:p text:style-name="P35"><text:span text:style-name="T9">t</text:span><text:span text:style-name="T8">ype</text:span><text:span text:style-name="T3">: Enum </text:span><text:span text:style-name="T23">με πιθανές τιμές, </text:span><text:span text:style-name="T3">insert, update, delete.</text:span></text:p>
        </text:list-item>
        <text:list-item>
          <text:p text:style-name="P35"><text:span text:style-name="T8">table_name</text:span><text:span text:style-name="T4">: </text:span><text:span text:style-name="T24">Το όνομα του πίνακα που προσδιορίστηκε βάσει απαιτήσεων. Δηλαδή είτε κάποιος από τους παρακάτω νέους πίνακες, είτε ο </text:span><text:span text:style-name="T4">rental </text:span><text:span text:style-name="T24">είτε ο </text:span><text:span text:style-name="T4">payment </text:span><text:span text:style-name="T29">ως </text:span><text:span text:style-name="T17">Enum</text:span><text:span text:style-name="T4">.</text:span></text:p>
        </text:list-item>
      </text:list>
      <text:p text:style-name="P24"/>
      <text:p text:style-name="P15">Διατηρεί ενέργειες που πραγματοποιήθηκαν και φορτώνει αποκλειστικά με <text:span text:style-name="T2">triggers.</text:span></text:p>
      <text:p text:style-name="P25"/>
      <text:p text:style-name="P12">Το επόμενο ζήτημα ήταν η δημιουργία πινάκων που θα μπορούσαν να κρατήσουν την πληροφορία που θα χρειαζόμασταν για τις σειρές. Αρχικά η πρώτη σκέψη θα ήταν η δημιουργία της πλειοψηφίας των πινάκων για σειρές όμως αυτή την φορά. Ωστόσο η ιδέα αυτή απορρίφθηκε ως μη πρακτική αλλά και επειδή διπλασίαζε πληροφορίες. Για παράδειγμα ένα επεισόδιο πρακτικά θα είχε ότι πεδίο είχε και το<text:span text:style-name="T2"> film.</text:span> Η επαναδημιουργία επομένως ενός πίνακα που θα κρατούσε όλες τις πληροφορίες αυτές δεν θα ήταν καλή ιδέα. Η προσέγγιση που ακολουθήθηκε δίνεται παρακάτω από τους νέους πίνακες που βλέπετε:</text:p>
      <text:p text:style-name="P12"/>
      <text:p text:style-name="P13"><text:s/><text:span text:style-name="T34">Serie</text:span></text:p>
      <text:p text:style-name="P22"><text:span text:style-name="T2">O </text:span>πίνακας <text:span text:style-name="T2">serie </text:span>αντιπροσωπεύει την λογική οντότητα της σειράς. Τα πεδία που κρίθηκαν χρήσιμο να υπάρχουν είναι τα παρακάτω:</text:p>
      <text:p text:style-name="P22"/>
      <text:list xml:id="list1135305555556" text:continue-numbering="true" text:style-name="L1">
        <text:list-item>
          <text:p text:style-name="P31"><text:span text:style-name="T10">serie</text:span><text:span text:style-name="T8">_id</text:span><text:span text:style-name="T3">: id</text:span><text:span text:style-name="T23"> της γραμμής</text:span></text:p>
        </text:list-item>
        <text:list-item>
          <text:p text:style-name="P31"><text:span text:style-name="T10">title</text:span><text:span text:style-name="T3">: </text:span><text:span text:style-name="T26">Ο τίτλος της σειράς</text:span><text:span text:style-name="T23">.</text:span></text:p>
        </text:list-item>
        <text:list-item>
          <text:p text:style-name="P31"><text:span text:style-name="T5">d</text:span><text:span text:style-name="T7">escription</text:span><text:span text:style-name="T3">: </text:span><text:span text:style-name="T26">Περιγραφή της σειράς</text:span></text:p>
        </text:list-item>
        <text:list-item>
          <text:p text:style-name="P31"><text:span text:style-name="T26">language_id: </text:span><text:span text:style-name="T31">Δείχνει την γλώσσα την οποία θα ακούσει ο θεατής,</text:span></text:p>
        </text:list-item>
        <text:list-item>
          <text:p text:style-name="P36">original_language_id:Δείχνει την γλώσσα στην οποία γυρίστηκε η ταινία </text:p>
        </text:list-item>
        <text:list-item>
          <text:p text:style-name="P31"><text:span text:style-name="T10">rating</text:span><text:span text:style-name="T23">: </text:span><text:span text:style-name="T3">Enum </text:span><text:span text:style-name="T23">με πιθανές τιμές </text:span><text:span text:style-name="T12">( <text:s/>"G", "PG", "PG-13", "R", "NC-17")</text:span><text:span text:style-name="T23">,</text:span></text:p>
        </text:list-item>
        <text:list-item>
          <text:p text:style-name="P32"><text:span text:style-name="T26">release_year</text:span><text:span text:style-name="T27">:</text:span><text:span text:style-name="T26"> </text:span><text:span text:style-name="T27">Το έτος ως </text:span><text:span text:style-name="T12">YEAR </text:span><text:span text:style-name="T27">στο οποίο ξεκίνησε η προβολή της σεζόν</text:span></text:p>
        </text:list-item>
      </text:list>
      <text:p text:style-name="P18"/>
      <text:p text:style-name="P14"><text:s/><text:span text:style-name="T35">Episode</text:span></text:p>
      <text:p text:style-name="P23"><text:span text:style-name="T2">O </text:span>πίνακας <text:span text:style-name="T13">episode</text:span><text:span text:style-name="T2"> </text:span>αντιπροσωπεύει την λογική οντότητα τ<text:span text:style-name="T41">ου επεισοδίου</text:span>. <text:span text:style-name="T41">Εδώ έγινε η παραδοχή ότι ένα επεισόδιο είναι ένα μικρό φιλμ διάρκειας από 45 έως 60 λεπτά. Επομένως εδώ θα γίνει αξιοποίηση του ήδη υπάρχοντος πίνακα</text:span><text:span text:style-name="T13"> film. </text:span>Τα πεδία που κρίθηκαν χρήσιμο να υπάρχουν είναι τα παρακάτω:</text:p>
      <text:p text:style-name="P23"/>
      <text:list xml:id="list1134767670856" text:continue-numbering="true" text:style-name="L1">
        <text:list-item>
          <text:p text:style-name="P34"><text:span text:style-name="T13">episode</text:span><text:span text:style-name="T26">_id</text:span><text:span text:style-name="T12">:</text:span><text:span text:style-name="T26"> </text:span><text:span text:style-name="T28">Foreign</text:span><text:span text:style-name="T26"> </text:span><text:span text:style-name="T12">Key </text:span><text:span text:style-name="T27">του πίνακα </text:span><text:span text:style-name="T14">film</text:span><text:span text:style-name="T32"> </text:span><text:span text:style-name="T33">που ταυτόχρονα είναι και πρωτεύον κλειδί αυτού του πίνακα</text:span><text:span text:style-name="T26"> </text:span></text:p>
        </text:list-item>
        <text:list-item>
          <text:p text:style-name="P34"><text:span text:style-name="T21">serie</text:span><text:span text:style-name="T26">_id: </text:span><text:span text:style-name="T12">Key </text:span><text:span text:style-name="T27">από τον πίνακα </text:span><text:span text:style-name="T12">serie</text:span></text:p>
        </text:list-item>
        <text:list-item>
          <text:p text:style-name="P33"><text:soft-page-break/><text:span text:style-name="T13">episode</text:span><text:span text:style-name="T26">_number</text:span><text:span text:style-name="T27">:</text:span><text:span text:style-name="T26"> </text:span><text:span text:style-name="T12">Α</text:span><text:span text:style-name="T27">ριθμός </text:span><text:span text:style-name="T28">επεισοδίου</text:span><text:span text:style-name="T26"> με default </text:span><text:span text:style-name="T27">τιμή</text:span><text:span text:style-name="T26"> 1</text:span></text:p>
        </text:list-item>
        <text:list-item>
          <text:p text:style-name="P32"><text:span text:style-name="T26">season_number</text:span><text:span text:style-name="T27">:</text:span><text:span text:style-name="T26"> </text:span><text:span text:style-name="T12">Α</text:span><text:span text:style-name="T27">ριθμός της σεζόν</text:span><text:span text:style-name="T26"> με default </text:span><text:span text:style-name="T27">τιμή</text:span><text:span text:style-name="T26"> 1</text:span></text:p>
        </text:list-item>
      </text:list>
      <text:p text:style-name="P26"/>
      <text:p text:style-name="P26"/>
      <text:p text:style-name="P21">Περιγραφή Παραδοχών και Μετατροπών στην Νέα Βάση</text:p>
      <text:p text:style-name="P7"/>
      <text:p text:style-name="P7">Η βασική ιδέα ήταν να προστεθούν όσο το δυνατόν λιγότερα πεδία και πίνακες. Δηλαδή με όσο το δυνατόν λιγότερες παρεμβάσεις να υποστηριχθεί και περισσότερη λειτουργικότητα. Αυτό θα έπρεπε να συμβεί έτσι ώστε αφενώς να μην διαταραχθεί η λειτουργία της Βάσης που είχαμε κάτι που θα χαλούσε και την λειτουργικότητα του <text:span text:style-name="T2">Client </text:span>ή/<text:span text:style-name="T36">και</text:span> του <text:span text:style-name="T2">Server </text:span><text:span text:style-name="T36">του έργου και αφετερου το έργο να κυλήσει και να προστεθεί η απαιτούμενη πληροφορία χωρίς να έχουμε επανάληψη πληροφορίας </text:span><text:span text:style-name="T48">όσο αυτό είναι δυνατόν</text:span><text:span text:style-name="T36">.</text:span></text:p>
      <text:p text:style-name="P7"/>
      <text:p text:style-name="P5">Customer</text:p>
      <text:p text:style-name="P7"/>
      <text:p text:style-name="P8">Έπειτα από ενδελεχές διάβασμα των απαιτήσεων του έργου το πρώτο που κρίθηκε αναγκαίο είναι να υπάρξει ένας διαχωρισμός των πελατών της υπηρεσίας ως προς το πρόγραμμα που θα χρησιμοποιήσουν. Για να γίνει αυτό προστεθηκε ένα πεδίο το<text:span text:style-name="T2"> subscription_type</text:span> με τον παρακάτω κώδικα:</text:p>
      <text:p text:style-name="P8"/>
      <text:p text:style-name="P8"><text:span text:style-name="T38">ALTER TABLE</text:span> customer <text:line-break/><text:span text:style-name="T38">ADD</text:span> subscription_type <text:span text:style-name="T38">ENUM</text:span>('movies','series','both') <text:span text:style-name="T38">DEFAULT</text:span> null<text:line-break/><text:span text:style-name="T38">AFTER</text:span> active;</text:p>
      <text:p text:style-name="P8"><text:s/></text:p>
      <text:p text:style-name="P8">Αυτό αφενώς δεν αλλάζει την βάση μας καθώς ότι έχει γραφτεί έως τώρα απλά δεν θα υπολογίζει το πεδίο αυτό και αφετέρου ο <text:span text:style-name="T2">customer </text:span>χρησιμοποιείται όπως και πρώτα χωρίς πολλές άλλες αλλαγές αλλά ταυτόχρονα γίνεται και κατάλληλος ώστε να υποστηρίξει την νέα λειτουργικότητα.</text:p>
      <text:p text:style-name="P7"/>
      <text:p text:style-name="P5">film</text:p>
      <text:p text:style-name="P9"/>
      <text:p text:style-name="P9">Η επόμενη ενέργεια ήταν να αλλάξει ο <text:span text:style-name="T40">πίνακας </text:span><text:span text:style-name="T11">film</text:span><text:span text:style-name="T40"> έτσι ώστε νοηματικά να πιάνει και τις σειρές. </text:span><text:span text:style-name="T42">Για να γίνει αυτό προστέθηκε ένα</text:span><text:span text:style-name="T14"> boolean</text:span><text:span text:style-name="T42"> πεδίο</text:span><text:span text:style-name="T14"> is_part_of_season</text:span><text:span text:style-name="T42"> με</text:span><text:span text:style-name="T14"> default</text:span><text:span text:style-name="T42"> τιμή το</text:span><text:span text:style-name="T14"> FALSE.</text:span></text:p>
      <text:p text:style-name="P27"/>
      <text:p text:style-name="P19"><text:span text:style-name="T14">Ένα πρόβλημα που προκύπτει μετά από αυτή την προσθήκη είναι </text:span><text:span text:style-name="T19">το γεγονός πως υπάρχει διπλή πληροφορία. Πιο συγκεκριμένα τα πεδία language_id &amp; original_language_id εντός του πίνακα film παρουσιάζουν την γλώσσα όπως αναλύθηκε παραπάνω </text:span><text:span text:style-name="T43">και είναι υποχρεωτικά για κάθε εγγραφή. Αυτό όμως θα κάνει κάθε επεισόδιο της σειράς να έχει τόσο την γλώσσα όσο και την γλώσσα στην οποία γυρίστηκε η ταινία κάτι που αφενώς είναι αχρείαστο αφετέρου περιττό καθώς δεν υπάρχει σειρά η οποία να έχει επεισόδια γυρισμένα σε διαφορετικές ανάγκες.</text:span></text:p>
      <text:p text:style-name="P19"/>
      <text:p text:style-name="P20">Επομένως τα πεδία <text:span text:style-name="T2">language_id &amp; original_language_id </text:span>πρέπει να αλλάξουν περιορισμό από <text:span text:style-name="T2">NOT NULL </text:span>σε <text:span text:style-name="T2">NULL. </text:span>Αυτή η αλλαγή όμως προκαλεί με την σειρά της ένα ακόμα ζήτημα και πιαθνόν να αναιρεί μια προηγούμενη απαίτηση της βάσης δεδομένων η οποία αν και δεν δηλώνεται <text:s/>δεν θα ήταν συνετό να αγνοηθεί.</text:p>
      <text:p text:style-name="P20"/>
      <text:p text:style-name="P20">Η λύση στο πρόβλημα των αντικρουόμενων απαιτησεων μπορεί να έρθει με την δημιουργία ενός<text:span text:style-name="T2"> trigger</text:span> που θα ελέγχει αν η νέα γραμμή που θα προστίθεται περιέχει <text:span text:style-name="T2">true</text:span> ή<text:span text:style-name="T2"> false</text:span> στο <text:s/><text:span text:style-name="T14">is_part_of_season. </text:span>Αν η γραμμή που θα επιχειρηθεί να προστεθεί είναι<text:span text:style-name="T2"> film</text:span> δηλαδή περιέχει <text:span text:style-name="T14">is_part_of_season</text:span><text:span text:style-name="T42"> </text:span>= <text:span text:style-name="T2">false,</text:span> τότε <text:span text:style-name="T44">δεν θα μπορεί να προστεθεί εκτός και αν περιέχει αυτά τα πεδία. Έτσι τιμούμε μεν την πιθανή προηγηθείσα απαίτηση ύπαρξης της γλώσσας για ταινίες, αλλά παράλληλα δεν έχουμε διπλή πληροφορία στις σειρές για τις οποίες μπορεί το </text:span><text:span text:style-name="T20">trigger </text:span><text:span text:style-name="T44">να μην επιτρέπει προσθήκη γλώσσας.</text:span></text:p>
      <text:p text:style-name="P28"><text:soft-page-break/></text:p>
      <text:p text:style-name="P27"/>
      <text:p text:style-name="P10"><text:span text:style-name="T39">ALTER TABLE</text:span><text:span text:style-name="T37"> </text:span><text:span text:style-name="T15">film</text:span><text:span text:style-name="T37"> <text:line-break/></text:span><text:span text:style-name="T39">ADD</text:span><text:span text:style-name="T37"> </text:span><text:span text:style-name="T14">is_part_of_season</text:span> BOOLEAN <text:span text:style-name="T39">DEFAULT</text:span><text:span text:style-name="T37"> </text:span><text:span text:style-name="T15">FALSE,</text:span></text:p>
      <text:p text:style-name="P11"><text:span text:style-name="T47">MODIFY COLUMN</text:span><text:span text:style-name="T45"> </text:span><text:span text:style-name="Emphasis"><text:span text:style-name="T45">language_id TINYINT UNSIGNED </text:span></text:span><text:span text:style-name="Emphasis"><text:span text:style-name="T46">DEFAULT </text:span></text:span><text:span text:style-name="Emphasis"><text:span text:style-name="T45">NULL;</text:span></text:span></text:p>
      <text:p text:style-name="P17"/>
      <text:p text:style-name="P29">To trigger <text:span text:style-name="T22">που κατασκευάστηκε δίνεται στο αρχείο με τα </text:span>triggers.</text:p>
      <text:p text:style-name="P17"/>
      <text:p text:style-name="P16">Για τα υπόλοιπα πεδία από εκεί και μετά υπάρχει άμεση σχέση με όσα έχουν ήδη γραφτεί χωρίς αλλαγές ή προσθήκες.</text:p>
      <text:p text:style-name="P16"/>
      <text:p text:style-name="P16"/>
      <text:p text:style-name="P39">Κατά την διαδικασία των εισαγωγών παρουσιάστηκε και ένα νέο πρόβλημα. Το <text:span text:style-name="T2">subscription_type </text:span>έχοντας μπει ως <text:span text:style-name="T2">null </text:span>έπρεπε να γεμίσει με κατάλληλες τιμές. Για όσους χρήστες θέσαμε ότι είδαν και σειρές και ήταν<text:span text:style-name="T2"> active </text:span>έπρεπε να κάνουμε την αλλαγή του <text:span text:style-name="T2">subscription_type = ‘both’. </text:span>Για όσους χρήστες είδαμε ότι υπήρχαν ενεργοί από πριν θέσαμε την τιμή <text:span text:style-name="T2">movies </text:span>στο <text:span text:style-name="T2">subscription_type.</text:span></text:p>
      <text:p text:style-name="P40">Και για τους χρήστες που προϋπήρχαν και ήταν<text:span text:style-name="T2"> </text:span>μη ενεργοί πεδίο <text:span text:style-name="T2">(active=null) </text:span>τέθηκε το πεδίο <text:span text:style-name="T2">active </text:span>ως 1 και η τιμή <text:span text:style-name="T2">series </text:span>ως δεδομένο ακόμα και αν δεν υπάρχουν στην ΒΔ ακόμα πληροφορίες για ενοικιάσεις λόγω σειρών<text:span text:style-name="T2">. </text:span>Ο,τι ισχύει για τους χρήστες <text:span text:style-name="T2">both </text:span>ισχύει και για τους χρήστες που θα βλέπουν μόνο σειρές εκτός από την χρέωση.</text:p>
      <text:p text:style-name="P40"/>
      <text:p text:style-name="P41">Τα <text:span text:style-name="T2">updates </text:span>αυτά έγιναν για σκοπούς <text:span text:style-name="T2">testing </text:span>και όχι για να μπουν σε παραγωγή <text:span text:style-name="T49">και δίνονται παρακάτω:</text:span></text:p>
      <text:p text:style-name="P41"/>
      <text:p text:style-name="P41">SET SQL_SAFE_UPDATES = 0;<text:line-break/>UPDATE customer<text:line-break/>SET subscription_type = 'movies' WHERE customer.active = 1;<text:line-break/><text:line-break/>UPDATE customer<text:line-break/>SET subscription_type = 'both'<text:line-break/>WHERE <text:s/>customer.active = 1 AND customer_id = 35 OR customer_id = 104 OR customer_id = 85 OR customer_id = 3;<text:line-break/><text:line-break/>UPDATE customer SET subscription_type = 'series' WHERE <text:s/>customer.active = 0;<text:line-break/>UPDATE customer SET customer.active = 1 WHERE customer.active = 0 AND subscription_type = 'series'; -- Για σκοπούς testing<text:line-break/><text:line-break/>SET SQL_SAFE_UPDATES = 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l" fo:country="G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l" fo:country="G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15T23:14:02.565000000</dc:date>
    <meta:editing-duration>PT15H49M19S</meta:editing-duration>
    <meta:editing-cycles>16</meta:editing-cycles>
    <meta:generator>LibreOffice/7.2.2.2$Windows_X86_64 LibreOffice_project/02b2acce88a210515b4a5bb2e46cbfb63fe97d56</meta:generator>
    <meta:document-statistic meta:table-count="0" meta:image-count="0" meta:object-count="0" meta:page-count="3" meta:paragraph-count="48" meta:word-count="1074" meta:character-count="6776" meta:non-whitespace-character-count="5750"/>
  </office:meta>
</office:document-meta>
</file>